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Franklin Gothic Book" svg:font-family="&quot;Franklin Gothic Boo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style:repeat-content="false"/>
      <style:paragraph-properties fo:text-align="center"/>
      <style:text-properties fo:color="#000000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background-color="#B4C6E7"/>
      <style:text-properties fo:color="#000000" style:font-name="Franklin Gothic Book" style:font-name-asian="Franklin Gothic Book" style:font-name-complex="Franklin Gothic Book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fo:background-color="#B4C6E7" style:repeat-content="false"/>
      <style:paragraph-properties fo:text-align="center"/>
      <style:text-properties fo:color="#000000" style:font-name="Franklin Gothic Book" style:font-name-asian="Franklin Gothic Book" style:font-name-complex="Franklin Gothic Book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548235" style:repeat-content="false"/>
      <style:paragraph-properties fo:text-align="center"/>
      <style:text-properties fo:color="#FFFFFF" style:font-name="Franklin Gothic Book" style:font-name-asian="Franklin Gothic Book" style:font-name-complex="Franklin Gothic Book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F63C2E" style:repeat-content="false"/>
      <style:paragraph-properties fo:text-align="center"/>
      <style:text-properties fo:color="#FFFFFF" style:font-name="Franklin Gothic Book" style:font-name-asian="Franklin Gothic Book" style:font-name-complex="Franklin Gothic Book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/>
      <style:text-properties fo:color="#000000" style:font-name="Franklin Gothic Book" style:font-name-asian="Franklin Gothic Book" style:font-name-complex="Franklin Gothic Book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0000"/>
      <style:text-properties fo:color="#000000" style:font-name="Franklin Gothic Book" style:font-name-asian="Franklin Gothic Book" style:font-name-complex="Franklin Gothic Book" fo:font-size="12pt" style:font-size-asian="12pt" style:font-size-complex="12pt" fo:font-weight="bold" style:font-weight-asian="bold" style:font-weight-complex="bold"/>
    </style:style>
    <style:style style:name="ce9" style:family="table-cell" style:parent-style-name="Comma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Franklin Gothic Book" style:font-name-asian="Franklin Gothic Book" style:font-name-complex="Franklin Gothic Book" fo:font-size="12pt" style:font-size-asian="12pt" style:font-size-complex="12pt"/>
    </style:style>
    <style:style style:name="ce10" style:family="table-cell" style:parent-style-name="Comma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Franklin Gothic Book" style:font-name-asian="Franklin Gothic Book" style:font-name-complex="Franklin Gothic Book"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548235"/>
      <style:text-properties fo:color="#000000" style:font-name="Franklin Gothic Book" style:font-name-asian="Franklin Gothic Book" style:font-name-complex="Franklin Gothic Book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548235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63C2E"/>
      <style:text-properties fo:color="#000000" style:font-name="Franklin Gothic Book" style:font-name-asian="Franklin Gothic Book" style:font-name-complex="Franklin Gothic Book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/>
      <style:text-properties fo:color="#000000" style:font-name="Franklin Gothic Book" style:font-name-asian="Franklin Gothic Book" style:font-name-complex="Franklin Gothic Book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548235"/>
      <style:text-properties fo:color="#000000" style:font-name="Franklin Gothic Book" style:font-name-asian="Franklin Gothic Book" style:font-name-complex="Franklin Gothic Book" fo:font-size="12pt" style:font-size-asian="12pt" style:font-size-complex="12pt" fo:font-weight="bold" style:font-weight-asian="bold" style:font-weight-complex="bold"/>
    </style:style>
    <style:style style:name="ce16" style:family="table-cell" style:parent-style-name="Comma" style:data-style-name="N37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Franklin Gothic Book" style:font-name-asian="Franklin Gothic Book" style:font-name-complex="Franklin Gothic Book" fo:font-size="12pt" style:font-size-asian="12pt" style:font-size-complex="12pt" fo:font-weight="bold" style:font-weight-asian="bold" style:font-weight-complex="bold"/>
    </style:style>
    <style:style style:name="ce17" style:family="table-cell" style:parent-style-name="Comma" style:data-style-name="N37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Franklin Gothic Book" style:font-name-asian="Franklin Gothic Book" style:font-name-complex="Franklin Gothic Book" fo:font-size="12pt" style:font-size-asian="12pt" style:font-size-complex="12pt"/>
    </style:style>
    <style:style style:name="ce1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/>
      <style:text-properties fo:color="#000000" style:font-name="Franklin Gothic Book" style:font-name-asian="Franklin Gothic Book" style:font-name-complex="Franklin Gothic Book"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/>
      <style:text-properties fo:color="#000000" style:font-name="Franklin Gothic Book" style:font-name-asian="Franklin Gothic Book" style:font-name-complex="Franklin Gothic Book" fo:font-size="12pt" style:font-size-asian="12pt" style:font-size-complex="12pt" fo:font-weight="bold" style:font-weight-asian="bold" style:font-weight-complex="bold"/>
    </style:style>
    <style:style style:name="ce20" style:family="table-cell" style:parent-style-name="Comma" style:data-style-name="N37">
      <style:table-cell-properties fo:border-top="2pt solid #000000" fo:border-bottom="2pt solid #000000" fo:border-left="thin solid #000000" fo:border-right="thin solid #000000" style:vertical-align="automatic"/>
      <style:text-properties fo:color="#000000" style:font-name="Franklin Gothic Book" style:font-name-asian="Franklin Gothic Book" style:font-name-complex="Franklin Gothic Book"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FF0000"/>
    </style:style>
    <style:style style:name="co1" style:family="table-column">
      <style:table-column-properties fo:break-before="auto" style:column-width="4.40972222222222cm" style:use-optimal-column-width="true"/>
    </style:style>
    <style:style style:name="co2" style:family="table-column">
      <style:table-column-properties fo:break-before="auto" style:column-width="2.27541666666667cm" style:use-optimal-column-width="true"/>
    </style:style>
    <style:style style:name="co3" style:family="table-column">
      <style:table-column-properties fo:break-before="auto" style:column-width="2.04611111111111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26.5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ER_LG_RESULTS_SUMARY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16380" table:default-cell-style-name="ce1"/>
        <table:table-row table:style-name="ro1">
          <table:table-cell office:value-type="string" table:number-columns-spanned="4" table:number-rows-spanned="1" table:style-name="ce2">
            <text:p>OSUN STATE GUBERNATORIAL ELECTION RESULTS 2022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style-name="ce3">
            <text:p>LOCAL GOVERNMENT</text:p>
          </table:table-cell>
          <table:table-cell office:value-type="string" table:style-name="ce4">
            <text:p>WINNINGS</text:p>
          </table:table-cell>
          <table:table-cell office:value-type="string" table:style-name="ce5">
            <text:p>PDP</text:p>
          </table:table-cell>
          <table:table-cell office:value-type="string" table:style-name="ce6">
            <text:p>APC</text:p>
          </table:table-cell>
          <table:table-cell table:style-name="ce1"/>
          <table:table-cell table:style-name="ce21"/>
          <table:table-cell office:value-type="string" table:style-name="ce10">
            <text:p>APC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Ayedade</text:p>
          </table:table-cell>
          <table:table-cell table:style-name="ce8"/>
          <table:table-cell office:value-type="float" office:value="13380" table:style-name="ce9">
            <text:p><text:s/>13,380<text:s/></text:p>
          </table:table-cell>
          <table:table-cell office:value-type="float" office:value="14527" table:style-name="ce10">
            <text:p><text:s/>14,527<text:s/></text:p>
          </table:table-cell>
          <table:table-cell table:style-name="ce1"/>
          <table:table-cell table:style-name="ce12"/>
          <table:table-cell office:value-type="string" table:style-name="ce10">
            <text:p>PDP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Ayedire</text:p>
          </table:table-cell>
          <table:table-cell table:style-name="ce8"/>
          <table:table-cell office:value-type="float" office:value="7402" table:style-name="ce9">
            <text:p><text:s/>7,402<text:s/></text:p>
          </table:table-cell>
          <table:table-cell office:value-type="float" office:value="7868" table:style-name="ce10">
            <text:p><text:s/>7,868<text:s/></text:p>
          </table:table-cell>
          <table:table-cell table:style-name="ce1"/>
          <table:table-cell table:style-name="ce1">
            <draw:frame draw:z-index="1" draw:id="id0" draw:style-name="a0" draw:name="Chart 2" svg:x="0in" svg:y="0in" svg:width="6.77778in" svg:height="6.3854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 table:style-name="ce1"/>
        </table:table-row>
        <table:table-row table:style-name="ro2">
          <table:table-cell office:value-type="string" table:style-name="ce7">
            <text:p>Atakunmosa East</text:p>
          </table:table-cell>
          <table:table-cell table:style-name="ce8"/>
          <table:table-cell office:value-type="float" office:value="6992" table:style-name="ce9">
            <text:p><text:s/>6,992<text:s/></text:p>
          </table:table-cell>
          <table:table-cell office:value-type="float" office:value="7449" table:style-name="ce10">
            <text:p><text:s/>7,449<text:s/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Atakunmosa West</text:p>
          </table:table-cell>
          <table:table-cell table:style-name="ce11"/>
          <table:table-cell office:value-type="float" office:value="7750" table:style-name="ce10">
            <text:p><text:s/>7,750<text:s/></text:p>
          </table:table-cell>
          <table:table-cell office:value-type="float" office:value="6601" table:style-name="ce9">
            <text:p><text:s/>6,601<text:s/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Boluwaduro</text:p>
          </table:table-cell>
          <table:table-cell table:style-name="ce11"/>
          <table:table-cell office:value-type="float" office:value="5860" table:style-name="ce10">
            <text:p><text:s/>5,860<text:s/></text:p>
          </table:table-cell>
          <table:table-cell office:value-type="float" office:value="5649" table:style-name="ce9">
            <text:p><text:s/>5,649<text:s/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Boripe</text:p>
          </table:table-cell>
          <table:table-cell table:style-name="ce8"/>
          <table:table-cell office:value-type="float" office:value="7595" table:style-name="ce9">
            <text:p><text:s/>7,595<text:s/></text:p>
          </table:table-cell>
          <table:table-cell office:value-type="float" office:value="21205" table:style-name="ce10">
            <text:p><text:s/>21,205<text:s/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Ede North</text:p>
          </table:table-cell>
          <table:table-cell table:style-name="ce12"/>
          <table:table-cell office:value-type="float" office:value="23931" table:style-name="ce10">
            <text:p><text:s/>23,931<text:s/></text:p>
          </table:table-cell>
          <table:table-cell office:value-type="float" office:value="9603" table:style-name="ce9">
            <text:p><text:s/>9,603<text:s/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Ede South</text:p>
          </table:table-cell>
          <table:table-cell table:style-name="ce11"/>
          <table:table-cell office:value-type="float" office:value="19438" table:style-name="ce10">
            <text:p><text:s/>19,438<text:s/></text:p>
          </table:table-cell>
          <table:table-cell office:value-type="float" office:value="5704" table:style-name="ce9">
            <text:p><text:s/>5,704<text:s/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Egbedore</text:p>
          </table:table-cell>
          <table:table-cell table:style-name="ce11"/>
          <table:table-cell office:value-type="float" office:value="13230" table:style-name="ce10">
            <text:p><text:s/>13,230<text:s/></text:p>
          </table:table-cell>
          <table:table-cell office:value-type="float" office:value="9228" table:style-name="ce9">
            <text:p><text:s/>9,228<text:s/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Ejigbo</text:p>
          </table:table-cell>
          <table:table-cell table:style-name="ce11"/>
          <table:table-cell office:value-type="float" office:value="18065" table:style-name="ce10">
            <text:p><text:s/>18,065<text:s/></text:p>
          </table:table-cell>
          <table:table-cell office:value-type="float" office:value="14355" table:style-name="ce9">
            <text:p><text:s/>14,355<text:s/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Ife Central</text:p>
          </table:table-cell>
          <table:table-cell table:style-name="ce13"/>
          <table:table-cell office:value-type="float" office:value="13532" table:style-name="ce9">
            <text:p><text:s/>13,532<text:s/></text:p>
          </table:table-cell>
          <table:table-cell office:value-type="float" office:value="17880" table:style-name="ce10">
            <text:p><text:s/>17,880<text:s/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Ife East</text:p>
          </table:table-cell>
          <table:table-cell table:style-name="ce13"/>
          <table:table-cell office:value-type="float" office:value="18071" table:style-name="ce9">
            <text:p><text:s/>18,071<text:s/></text:p>
          </table:table-cell>
          <table:table-cell office:value-type="float" office:value="19353" table:style-name="ce10">
            <text:p><text:s/>19,353<text:s/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Ife North</text:p>
          </table:table-cell>
          <table:table-cell table:style-name="ce11"/>
          <table:table-cell office:value-type="float" office:value="10359" table:style-name="ce10">
            <text:p><text:s/>10,359<text:s/></text:p>
          </table:table-cell>
          <table:table-cell office:value-type="float" office:value="9964" table:style-name="ce9">
            <text:p><text:s/>9,964<text:s/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Ife South</text:p>
          </table:table-cell>
          <table:table-cell table:style-name="ce13"/>
          <table:table-cell office:value-type="float" office:value="9116" table:style-name="ce9">
            <text:p><text:s/>9,116<text:s/></text:p>
          </table:table-cell>
          <table:table-cell office:value-type="float" office:value="12481" table:style-name="ce10">
            <text:p><text:s/>12,481<text:s/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Ifedayo</text:p>
          </table:table-cell>
          <table:table-cell table:style-name="ce13"/>
          <table:table-cell office:value-type="float" office:value="4730" table:style-name="ce9">
            <text:p><text:s/>4,730<text:s/></text:p>
          </table:table-cell>
          <table:table-cell office:value-type="float" office:value="5016" table:style-name="ce10">
            <text:p><text:s/>5,016<text:s/>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Ifelodun</text:p>
          </table:table-cell>
          <table:table-cell table:style-name="ce11"/>
          <table:table-cell office:value-type="float" office:value="17107" table:style-name="ce10">
            <text:p><text:s/>17,107<text:s/></text:p>
          </table:table-cell>
          <table:table-cell office:value-type="float" office:value="16068" table:style-name="ce9">
            <text:p><text:s/>16,068<text:s/>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Ila</text:p>
          </table:table-cell>
          <table:table-cell table:style-name="ce11"/>
          <table:table-cell office:value-type="float" office:value="13036" table:style-name="ce10">
            <text:p><text:s/>13,036<text:s/></text:p>
          </table:table-cell>
          <table:table-cell office:value-type="float" office:value="11163" table:style-name="ce9">
            <text:p><text:s/>11,163<text:s/>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Ilesha East</text:p>
          </table:table-cell>
          <table:table-cell table:style-name="ce13"/>
          <table:table-cell office:value-type="float" office:value="10969" table:style-name="ce9">
            <text:p><text:s/>10,969<text:s/></text:p>
          </table:table-cell>
          <table:table-cell office:value-type="float" office:value="13452" table:style-name="ce10">
            <text:p><text:s/>13,452<text:s/>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Ilesha West</text:p>
          </table:table-cell>
          <table:table-cell table:style-name="ce11"/>
          <table:table-cell office:value-type="float" office:value="13769" table:style-name="ce10">
            <text:p><text:s/>13,769<text:s/></text:p>
          </table:table-cell>
          <table:table-cell office:value-type="float" office:value="10777" table:style-name="ce9">
            <text:p><text:s/>10,777<text:s/>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Irepodun</text:p>
          </table:table-cell>
          <table:table-cell table:style-name="ce11"/>
          <table:table-cell office:value-type="float" office:value="14369" table:style-name="ce10">
            <text:p><text:s/>14,369<text:s/></text:p>
          </table:table-cell>
          <table:table-cell office:value-type="float" office:value="12122" table:style-name="ce9">
            <text:p><text:s/>12,122<text:s/>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Irewole</text:p>
          </table:table-cell>
          <table:table-cell table:style-name="ce13"/>
          <table:table-cell office:value-type="float" office:value="14216" table:style-name="ce9">
            <text:p><text:s/>14,216<text:s/></text:p>
          </table:table-cell>
          <table:table-cell office:value-type="float" office:value="18189" table:style-name="ce10">
            <text:p><text:s/>18,189<text:s/>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Isokan</text:p>
          </table:table-cell>
          <table:table-cell table:style-name="ce13"/>
          <table:table-cell office:value-type="float" office:value="10777" table:style-name="ce9">
            <text:p><text:s/>10,777<text:s/></text:p>
          </table:table-cell>
          <table:table-cell office:value-type="float" office:value="10833" table:style-name="ce10">
            <text:p><text:s/>10,833<text:s/>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Iwo</text:p>
          </table:table-cell>
          <table:table-cell table:style-name="ce13"/>
          <table:table-cell office:value-type="float" office:value="16914" table:style-name="ce9">
            <text:p><text:s/>16,914<text:s/></text:p>
          </table:table-cell>
          <table:table-cell office:value-type="float" office:value="17421" table:style-name="ce10">
            <text:p><text:s/>17,421<text:s/>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Obokun</text:p>
          </table:table-cell>
          <table:table-cell table:style-name="ce11"/>
          <table:table-cell office:value-type="float" office:value="13575" table:style-name="ce10">
            <text:p><text:s/>13,575<text:s/></text:p>
          </table:table-cell>
          <table:table-cell office:value-type="float" office:value="9727" table:style-name="ce9">
            <text:p><text:s/>9,727<text:s/>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Odo Otin</text:p>
          </table:table-cell>
          <table:table-cell table:style-name="ce11"/>
          <table:table-cell office:value-type="float" office:value="14003" table:style-name="ce10">
            <text:p><text:s/>14,003<text:s/></text:p>
          </table:table-cell>
          <table:table-cell office:value-type="float" office:value="13482" table:style-name="ce9">
            <text:p><text:s/>13,482<text:s/>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Ola Oluwa</text:p>
          </table:table-cell>
          <table:table-cell table:style-name="ce13"/>
          <table:table-cell office:value-type="float" office:value="7205" table:style-name="ce9">
            <text:p><text:s/>7,205<text:s/></text:p>
          </table:table-cell>
          <table:table-cell office:value-type="float" office:value="9123" table:style-name="ce10">
            <text:p><text:s/>9,123<text:s/>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Olorunda</text:p>
          </table:table-cell>
          <table:table-cell table:style-name="ce11"/>
          <table:table-cell office:value-type="float" office:value="21350" table:style-name="ce10">
            <text:p><text:s/>21,350<text:s/></text:p>
          </table:table-cell>
          <table:table-cell office:value-type="float" office:value="18709" table:style-name="ce9">
            <text:p><text:s/>18,709<text:s/>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Oriade</text:p>
          </table:table-cell>
          <table:table-cell table:style-name="ce11"/>
          <table:table-cell office:value-type="float" office:value="15947" table:style-name="ce10">
            <text:p><text:s/>15,947<text:s/></text:p>
          </table:table-cell>
          <table:table-cell office:value-type="float" office:value="14189" table:style-name="ce9">
            <text:p><text:s/>14,189<text:s/>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Orolu</text:p>
          </table:table-cell>
          <table:table-cell table:style-name="ce11"/>
          <table:table-cell office:value-type="float" office:value="10282" table:style-name="ce10">
            <text:p><text:s/>10,282<text:s/></text:p>
          </table:table-cell>
          <table:table-cell office:value-type="float" office:value="9928" table:style-name="ce9">
            <text:p><text:s/>9,928<text:s/></text:p>
          </table:table-cell>
          <table:table-cell table:number-columns-repeated="16380"/>
        </table:table-row>
        <table:table-row table:style-name="ro3">
          <table:table-cell office:value-type="string" table:style-name="ce14">
            <text:p>Osogbo</text:p>
          </table:table-cell>
          <table:table-cell table:style-name="ce15"/>
          <table:table-cell office:value-type="float" office:value="30401" table:style-name="ce16">
            <text:p><text:s/>30,401<text:s/></text:p>
          </table:table-cell>
          <table:table-cell office:value-type="float" office:value="22952" table:style-name="ce17">
            <text:p><text:s/>22,952<text:s/></text:p>
          </table:table-cell>
          <table:table-cell table:number-columns-repeated="16380"/>
        </table:table-row>
        <table:table-row table:style-name="ro3">
          <table:table-cell office:value-type="string" table:style-name="ce18">
            <text:p>TOTAL</text:p>
          </table:table-cell>
          <table:table-cell table:style-name="ce19"/>
          <table:table-cell office:value-type="float" office:value="403371" table:formula="of:=SUM([.C3:.C32])" table:style-name="ce20">
            <text:p><text:s/>403,371<text:s/></text:p>
          </table:table-cell>
          <table:table-cell office:value-type="float" office:value="375018" table:formula="of:=SUM([.D3:.D32])" table:style-name="ce20">
            <text:p><text:s/>375,018<text:s/></text:p>
          </table:table-cell>
          <table:table-cell table:number-columns-repeated="16380"/>
        </table:table-row>
        <table:table-row table:number-rows-repeated="1048543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Franklin Gothic Book" svg:font-family="&quot;Franklin Gothic Book&quot;"/>
  </office:font-face-decls>
  <office:styles>
    <number:number-style style:name="N0">
      <number:number number:min-integer-digits="1"/>
    </number:number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Comma" style:family="table-cell" style:data-style-name="N35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629</meta:generator>
    <meta:initial-creator>Olujuwon Omotoba</meta:initial-creator>
    <dc:creator>Olujuwon Omotoba</dc:creator>
    <meta:creation-date>2022-11-16T10:01:46Z</meta:creation-date>
    <dc:date>2022-11-16T10:03:0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Axs0" style:data-style-name="N0">
      <style:chart-properties chart:gap-width="65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2083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4472c4" draw:opacity="85%" draw:stroke="solid" svg:stroke-width="0.01042in" svg:stroke-color="#2f5597" svg:stroke-opacity="100%" draw:stroke-linejoin="round" svg:stroke-linecap="butt"/>
    </style:style>
    <style:style style:family="chart" style:name="G0S1">
      <style:chart-properties chart:symbol-type="none" chart:vertical="true" chart:connect-bars="false" chart:solid-type="cuboid" chart:stacked="false" chart:percentage="false"/>
      <style:graphic-properties draw:fill="solid" draw:fill-color="#00b050" draw:opacity="85%" draw:stroke="solid" svg:stroke-width="0.01389in" svg:stroke-color="#00b050" svg:stroke-opacity="100%" draw:stroke-linejoin="round" svg:stroke-linecap="butt"/>
    </style:style>
    <style:style style:family="chart" style:name="G0S2">
      <style:chart-properties chart:symbol-type="none" chart:vertical="true" chart:connect-bars="false" chart:solid-type="cuboid" chart:stacked="false" chart:percentage="false"/>
      <style:graphic-properties draw:fill="solid" draw:fill-color="#ff0000" draw:opacity="85%" draw:stroke="solid" svg:stroke-width="0.02431in" svg:stroke-color="#ff0000" svg:stroke-opacity="100%" draw:stroke-linejoin="round" svg:stroke-linecap="butt"/>
    </style:style>
    <style:style style:family="chart" style:name="Crt0">
      <style:chart-properties chart:three-dimensional="tru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42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solid" draw:fill-color="#f2f2f2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true" chart:deep="false" chart:vertical="true" chart:auto-position="true" chart:right-angled-axes="false"/>
      <style:graphic-properties draw:fill="none" draw:stroke="none"/>
    </style:style>
  </office:automatic-styles>
  <office:body>
    <office:chart>
      <chart:chart chart:class="chart:bar" svg:height="459.7502362204725pt" svg:width="488.000157480315pt" chart:style-name="Crt0">
        <chart:title chart:style-name="CT00">
          <text:p text:style-name="a1" text:class-names="" text:cond-style-name="">PDP VS APC WINNING CHART</text:p>
        </chart:title>
        <chart:legend chart:legend-position="bottom" chart:legend-align="center" chart:style-name="Lgnd"/>
        <chart:plot-area chart:style-name="Plt0" chart:data-source-has-labels="both" dr3d:transform="matrix (0.90630680968165966 1.6118176215732021E-8 -0.42262035767891204 -7.3387636277161994E-2 0.98480759991797095 -0.15737930609027401 0.4161997375855761 0.17364904590525326 0.89253783521478414 0cm 0cm 0cm)" dr3d:vrp="(8509.5844880323402 4956.5024955452527 11868.248399605545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1"/>
          </chart:axis>
          <chart:axis chart:dimension="z" chart:name="primary-z" chart:style-name="Axs1"/>
          <chart:series chart:label-cell-address="local-table.$B$1" chart:values-cell-range-address="local-table.$B$2:.$B$31" chart:class="chart:bar" chart:attached-axis="primary-y" chart:style-name="G0S0">
            <chart:data-point chart:repeated="30"/>
          </chart:series>
          <chart:series chart:label-cell-address="local-table.$C$1" chart:values-cell-range-address="local-table.$C$2:.$C$31" chart:class="chart:bar" chart:attached-axis="primary-y" chart:style-name="G0S1">
            <chart:data-point chart:repeated="30"/>
          </chart:series>
          <chart:series chart:label-cell-address="local-table.$D$1" chart:values-cell-range-address="local-table.$D$2:.$D$31" chart:class="chart:bar" chart:attached-axis="primary-y" chart:style-name="G0S2">
            <chart:data-point chart:repeated="30"/>
          </chart:series>
          <chart:wall chart:style-name="Wal0" svg:width="0.0pt"/>
          <chart:floor chart:style-name="Flr0" svg:width="0.0pt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WINNINGS</text:p>
              </table:table-cell>
              <table:table-cell office:value-type="string">
                <text:p>PDP</text:p>
              </table:table-cell>
              <table:table-cell office:value-type="string">
                <text:p>APC</text:p>
              </table:table-cell>
            </table:table-row>
          </table:table-header-rows>
          <table:table-row>
            <table:table-cell office:value-type="string">
              <text:p>Ayedade</text:p>
            </table:table-cell>
            <table:table-cell office:value-type="float" office:value="0"/>
            <table:table-cell office:value-type="float" office:value="13380"/>
            <table:table-cell office:value-type="float" office:value="14527"/>
          </table:table-row>
          <table:table-row>
            <table:table-cell office:value-type="string">
              <text:p>Ayedire</text:p>
            </table:table-cell>
            <table:table-cell office:value-type="float" office:value="0"/>
            <table:table-cell office:value-type="float" office:value="7402"/>
            <table:table-cell office:value-type="float" office:value="7868"/>
          </table:table-row>
          <table:table-row>
            <table:table-cell office:value-type="string">
              <text:p>Atakunmosa East</text:p>
            </table:table-cell>
            <table:table-cell office:value-type="float" office:value="0"/>
            <table:table-cell office:value-type="float" office:value="6992"/>
            <table:table-cell office:value-type="float" office:value="7449"/>
          </table:table-row>
          <table:table-row>
            <table:table-cell office:value-type="string">
              <text:p>Atakunmosa West</text:p>
            </table:table-cell>
            <table:table-cell office:value-type="float" office:value="0"/>
            <table:table-cell office:value-type="float" office:value="7750"/>
            <table:table-cell office:value-type="float" office:value="6601"/>
          </table:table-row>
          <table:table-row>
            <table:table-cell office:value-type="string">
              <text:p>Boluwaduro</text:p>
            </table:table-cell>
            <table:table-cell office:value-type="float" office:value="0"/>
            <table:table-cell office:value-type="float" office:value="5860"/>
            <table:table-cell office:value-type="float" office:value="5649"/>
          </table:table-row>
          <table:table-row>
            <table:table-cell office:value-type="string">
              <text:p>Boripe</text:p>
            </table:table-cell>
            <table:table-cell office:value-type="float" office:value="0"/>
            <table:table-cell office:value-type="float" office:value="7595"/>
            <table:table-cell office:value-type="float" office:value="21205"/>
          </table:table-row>
          <table:table-row>
            <table:table-cell office:value-type="string">
              <text:p>Ede North</text:p>
            </table:table-cell>
            <table:table-cell office:value-type="float" office:value="0"/>
            <table:table-cell office:value-type="float" office:value="23931"/>
            <table:table-cell office:value-type="float" office:value="9603"/>
          </table:table-row>
          <table:table-row>
            <table:table-cell office:value-type="string">
              <text:p>Ede South</text:p>
            </table:table-cell>
            <table:table-cell office:value-type="float" office:value="0"/>
            <table:table-cell office:value-type="float" office:value="19438"/>
            <table:table-cell office:value-type="float" office:value="5704"/>
          </table:table-row>
          <table:table-row>
            <table:table-cell office:value-type="string">
              <text:p>Egbedore</text:p>
            </table:table-cell>
            <table:table-cell office:value-type="float" office:value="0"/>
            <table:table-cell office:value-type="float" office:value="13230"/>
            <table:table-cell office:value-type="float" office:value="9228"/>
          </table:table-row>
          <table:table-row>
            <table:table-cell office:value-type="string">
              <text:p>Ejigbo</text:p>
            </table:table-cell>
            <table:table-cell office:value-type="float" office:value="0"/>
            <table:table-cell office:value-type="float" office:value="18065"/>
            <table:table-cell office:value-type="float" office:value="14355"/>
          </table:table-row>
          <table:table-row>
            <table:table-cell office:value-type="string">
              <text:p>Ife Central</text:p>
            </table:table-cell>
            <table:table-cell office:value-type="float" office:value="0"/>
            <table:table-cell office:value-type="float" office:value="13532"/>
            <table:table-cell office:value-type="float" office:value="17880"/>
          </table:table-row>
          <table:table-row>
            <table:table-cell office:value-type="string">
              <text:p>Ife East</text:p>
            </table:table-cell>
            <table:table-cell office:value-type="float" office:value="0"/>
            <table:table-cell office:value-type="float" office:value="18071"/>
            <table:table-cell office:value-type="float" office:value="19353"/>
          </table:table-row>
          <table:table-row>
            <table:table-cell office:value-type="string">
              <text:p>Ife North</text:p>
            </table:table-cell>
            <table:table-cell office:value-type="float" office:value="0"/>
            <table:table-cell office:value-type="float" office:value="10359"/>
            <table:table-cell office:value-type="float" office:value="9964"/>
          </table:table-row>
          <table:table-row>
            <table:table-cell office:value-type="string">
              <text:p>Ife South</text:p>
            </table:table-cell>
            <table:table-cell office:value-type="float" office:value="0"/>
            <table:table-cell office:value-type="float" office:value="9116"/>
            <table:table-cell office:value-type="float" office:value="12481"/>
          </table:table-row>
          <table:table-row>
            <table:table-cell office:value-type="string">
              <text:p>Ifedayo</text:p>
            </table:table-cell>
            <table:table-cell office:value-type="float" office:value="0"/>
            <table:table-cell office:value-type="float" office:value="4730"/>
            <table:table-cell office:value-type="float" office:value="5016"/>
          </table:table-row>
          <table:table-row>
            <table:table-cell office:value-type="string">
              <text:p>Ifelodun</text:p>
            </table:table-cell>
            <table:table-cell office:value-type="float" office:value="0"/>
            <table:table-cell office:value-type="float" office:value="17107"/>
            <table:table-cell office:value-type="float" office:value="16068"/>
          </table:table-row>
          <table:table-row>
            <table:table-cell office:value-type="string">
              <text:p>Ila</text:p>
            </table:table-cell>
            <table:table-cell office:value-type="float" office:value="0"/>
            <table:table-cell office:value-type="float" office:value="13036"/>
            <table:table-cell office:value-type="float" office:value="11163"/>
          </table:table-row>
          <table:table-row>
            <table:table-cell office:value-type="string">
              <text:p>Ilesha East</text:p>
            </table:table-cell>
            <table:table-cell office:value-type="float" office:value="0"/>
            <table:table-cell office:value-type="float" office:value="10969"/>
            <table:table-cell office:value-type="float" office:value="13452"/>
          </table:table-row>
          <table:table-row>
            <table:table-cell office:value-type="string">
              <text:p>Ilesha West</text:p>
            </table:table-cell>
            <table:table-cell office:value-type="float" office:value="0"/>
            <table:table-cell office:value-type="float" office:value="13769"/>
            <table:table-cell office:value-type="float" office:value="10777"/>
          </table:table-row>
          <table:table-row>
            <table:table-cell office:value-type="string">
              <text:p>Irepodun</text:p>
            </table:table-cell>
            <table:table-cell office:value-type="float" office:value="0"/>
            <table:table-cell office:value-type="float" office:value="14369"/>
            <table:table-cell office:value-type="float" office:value="12122"/>
          </table:table-row>
          <table:table-row>
            <table:table-cell office:value-type="string">
              <text:p>Irewole</text:p>
            </table:table-cell>
            <table:table-cell office:value-type="float" office:value="0"/>
            <table:table-cell office:value-type="float" office:value="14216"/>
            <table:table-cell office:value-type="float" office:value="18189"/>
          </table:table-row>
          <table:table-row>
            <table:table-cell office:value-type="string">
              <text:p>Isokan</text:p>
            </table:table-cell>
            <table:table-cell office:value-type="float" office:value="0"/>
            <table:table-cell office:value-type="float" office:value="10777"/>
            <table:table-cell office:value-type="float" office:value="10833"/>
          </table:table-row>
          <table:table-row>
            <table:table-cell office:value-type="string">
              <text:p>Iwo</text:p>
            </table:table-cell>
            <table:table-cell office:value-type="float" office:value="0"/>
            <table:table-cell office:value-type="float" office:value="16914"/>
            <table:table-cell office:value-type="float" office:value="17421"/>
          </table:table-row>
          <table:table-row>
            <table:table-cell office:value-type="string">
              <text:p>Obokun</text:p>
            </table:table-cell>
            <table:table-cell office:value-type="float" office:value="0"/>
            <table:table-cell office:value-type="float" office:value="13575"/>
            <table:table-cell office:value-type="float" office:value="9727"/>
          </table:table-row>
          <table:table-row>
            <table:table-cell office:value-type="string">
              <text:p>Odo Otin</text:p>
            </table:table-cell>
            <table:table-cell office:value-type="float" office:value="0"/>
            <table:table-cell office:value-type="float" office:value="14003"/>
            <table:table-cell office:value-type="float" office:value="13482"/>
          </table:table-row>
          <table:table-row>
            <table:table-cell office:value-type="string">
              <text:p>Ola Oluwa</text:p>
            </table:table-cell>
            <table:table-cell office:value-type="float" office:value="0"/>
            <table:table-cell office:value-type="float" office:value="7205"/>
            <table:table-cell office:value-type="float" office:value="9123"/>
          </table:table-row>
          <table:table-row>
            <table:table-cell office:value-type="string">
              <text:p>Olorunda</text:p>
            </table:table-cell>
            <table:table-cell office:value-type="float" office:value="0"/>
            <table:table-cell office:value-type="float" office:value="21350"/>
            <table:table-cell office:value-type="float" office:value="18709"/>
          </table:table-row>
          <table:table-row>
            <table:table-cell office:value-type="string">
              <text:p>Oriade</text:p>
            </table:table-cell>
            <table:table-cell office:value-type="float" office:value="0"/>
            <table:table-cell office:value-type="float" office:value="15947"/>
            <table:table-cell office:value-type="float" office:value="14189"/>
          </table:table-row>
          <table:table-row>
            <table:table-cell office:value-type="string">
              <text:p>Orolu</text:p>
            </table:table-cell>
            <table:table-cell office:value-type="float" office:value="0"/>
            <table:table-cell office:value-type="float" office:value="10282"/>
            <table:table-cell office:value-type="float" office:value="9928"/>
          </table:table-row>
          <table:table-row>
            <table:table-cell office:value-type="string">
              <text:p>Osogbo</text:p>
            </table:table-cell>
            <table:table-cell office:value-type="float" office:value="0"/>
            <table:table-cell office:value-type="float" office:value="30401"/>
            <table:table-cell office:value-type="float" office:value="22952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